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YS</text:p>
          </table:table-cell>
          <table:table-cell office:value-type="string">
            <text:p>DIAS</text:p>
          </table:table-cell>
          <table:table-cell office:value-type="string">
            <text:p>BLOOD</text:p>
          </table:table-cell>
          <table:table-cell office:value-type="string">
            <text:p>BLOOD_CRISP</text:p>
          </table:table-cell>
          <table:table-cell office:value-type="string">
            <text:p>BOOD_FUZZY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2/03/2019</text:date>, <text:time>20:5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3:01:23.65</meta:creation-date>
    <dc:date>2019-02-03T20:51:58.47</dc:date>
    <meta:editing-duration>PT21M54S</meta:editing-duration>
    <meta:editing-cycles>4</meta:editing-cycles>
    <meta:generator>OpenOffice/4.1.5$Win32 OpenOffice.org_project/415m1$Build-9789</meta:generator>
    <meta:document-statistic meta:table-count="3" meta:cell-count="105" meta:object-count="0"/>
  </office:meta>
</office:document-meta>
</file>